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0211428F931.png" manifest:media-type="image/png"/>
  <manifest:file-entry manifest:full-path="Pictures/1000000100000304000000243F62EC03.png" manifest:media-type="image/png"/>
  <manifest:file-entry manifest:full-path="Pictures/10000001000002F200000042D28D73A6.png" manifest:media-type="image/png"/>
  <manifest:file-entry manifest:full-path="Pictures/10000001000002FD000000276A8239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10.0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margin-top="0.374cm" fo:margin-bottom="0cm" fo:text-align="center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5cm" svg:height="3cm" svg:x="-2.5cm" svg:y="1.5cm" presentation:class="title" presentation:user-transformed="true">
          <draw:text-box>
            <text:p>Post Jam Feedback</text:p>
          </draw:text-box>
        </draw:frame>
        <draw:frame presentation:style-name="pr2" draw:text-style-name="P3" draw:layer="layout" svg:width="26cm" svg:height="6.187cm" svg:x="6.5cm" svg:y="5.313cm" presentation:class="subtitle" presentation:user-transformed="true">
          <draw:text-box>
            <text:list text:style-name="L1">
              <text:list-item>
                <text:p text:style-name="P1">Obvious missing features</text:p>
              </text:list-item>
              <text:list-item>
                <text:p text:style-name="P2">No control over camera</text:p>
              </text:list-item>
              <text:list-item>
                <text:p text:style-name="P2">Bad pacing</text:p>
              </text:list-item>
              <text:list-item>
                <text:p text:style-name="P2">Lack of player agen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Obvious missing features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Inventory that doesn’t obscure important stuff</text:p>
              </text:list-item>
              <text:list-item>
                <text:p>Pausing (added)</text:p>
              </text:list-item>
              <text:list-item>
                <text:p>Better item collection</text:p>
              </text:list-item>
              <text:list-item>
                <text:p>Enemy variety</text:p>
              </text:list-item>
              <text:list-item>
                <text:p>More balancing</text:p>
              </text:list-item>
              <text:list-item>
                <text:p>Turrets not shooting through walls</text:p>
              </text:list-item>
              <text:list-item>
                <text:p>Art</text:p>
              </text:list-item>
              <text:list-item>
                <text:p>Sound / musi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3">
        <office:forms form:automatic-focus="false" form:apply-design-mode="false"/>
        <draw:frame presentation:style-name="pr7" draw:text-style-name="P2" draw:layer="layout" svg:width="26cm" svg:height="1.328cm" svg:x="1cm" svg:y="0.5cm" presentation:class="title">
          <draw:text-box>
            <text:p text:style-name="P2">No control over camera</text:p>
          </draw:text-box>
        </draw:frame>
        <draw:frame draw:style-name="gr2" draw:text-style-name="P5" draw:layer="layout" svg:width="20.5cm" svg:height="1.042cm" svg:x="0.5cm" svg:y="2.5cm" presentation:class="graphic" presentation:user-transformed="true">
          <draw:image xlink:href="Pictures/10000001000002FD000000276A82390B.png" xlink:type="simple" xlink:show="embed" xlink:actuate="onLoad" draw:mime-type="image/png">
            <text:p/>
          </draw:image>
        </draw:frame>
        <draw:frame presentation:style-name="pr5" draw:layer="layout" svg:width="26.009cm" svg:height="6cm" svg:x="1cm" svg:y="7cm" presentation:class="outline" presentation:user-transformed="true">
          <draw:text-box>
            <text:p>How <text:span text:style-name="T1">could</text:span> the camera be moved?</text:p>
            <text:list text:style-name="L2">
              <text:list-item>
                <text:p>Dragging with mouse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Bad pacing</text:p>
          </draw:text-box>
        </draw:frame>
        <draw:frame presentation:style-name="pr5" draw:layer="layout" svg:width="26.009cm" svg:height="5.5cm" svg:x="1cm" svg:y="7.5cm" presentation:class="outline" presentation:user-transformed="true">
          <draw:text-box>
            <text:list text:style-name="L2">
              <text:list-item>
                <text:p>Adding a break between waves to plan / think would be helpful</text:p>
              </text:list-item>
            </text:list>
          </draw:text-box>
        </draw:frame>
        <draw:frame draw:style-name="gr2" draw:text-style-name="P5" draw:layer="layout" svg:width="19.949cm" svg:height="1.745cm" svg:x="0.5cm" svg:y="2.5cm">
          <draw:image xlink:href="Pictures/10000001000002F200000042D28D73A6.png" xlink:type="simple" xlink:show="embed" xlink:actuate="onLoad" draw:mime-type="image/png">
            <text:p/>
          </draw:image>
        </draw:frame>
        <draw:frame draw:style-name="gr2" draw:text-style-name="P5" draw:layer="layout" svg:width="20.425cm" svg:height="0.952cm" svg:x="5.5cm" svg:y="5.048cm">
          <draw:image xlink:href="Pictures/1000000100000304000000243F62EC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2">Lack of player agency</text:p>
          </draw:text-box>
        </draw:frame>
        <draw:frame presentation:style-name="pr5" draw:layer="layout" svg:width="26.009cm" svg:height="8cm" svg:x="1cm" svg:y="5cm" presentation:class="outline" presentation:user-transformed="true">
          <draw:text-box>
            <text:p>I don’t like the current system of making turrets out of parts dropped by enemies.</text:p>
            <text:p>I want the enemies to drop stuff – but not turret parts. So I need an intermediate mechanic that sits between enemy item drops and turret crafting</text:p>
          </draw:text-box>
        </draw:frame>
        <draw:frame draw:style-name="gr2" draw:text-style-name="P5" draw:layer="layout" svg:width="20.637cm" svg:height="0.872cm" svg:x="0.363cm" svg:y="2.628cm">
          <draw:image xlink:href="Pictures/100000010000030C000000211428F9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20:30:24.761476259</meta:creation-date>
    <meta:editing-duration>PT52M2S</meta:editing-duration>
    <meta:editing-cycles>19</meta:editing-cycles>
    <meta:generator>LibreOffice/24.2.2.2$Linux_X86_64 LibreOffice_project/427a8baee0312a7693737440f205d2e411d50bad</meta:generator>
    <dc:title>Blue Curve</dc:title>
    <dc:date>2024-04-29T21:22:33.305310258</dc:date>
    <meta:document-statistic meta:object-count="59"/>
  </office:meta>
</office:document-meta>
</file>